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98cm" fo:min-width="1.41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98cm" fo:min-width="2.594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98cm" fo:min-width="1.032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1.919cm" fo:min-width="11.522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911cm" fo:min-width="10.771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91cm" fo:min-width="6.402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3.336cm" fo:min-width="11.642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911cm" fo:min-width="10.96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3.45cm" fo:min-width="11.638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91cm" fo:min-width="10.864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695cm" fo:min-width="2.962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695cm" fo:min-width="14.702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3.286cm" fo:min-width="15.333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696cm" fo:min-width="2.981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924cm" fo:min-width="3.848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552cm"/>
    </style:style>
    <style:style style:name="gr18" style:family="graphic" style:parent-style-name="standard">
      <style:graphic-properties svg:stroke-width="0.05cm" svg:stroke-color="#000000" draw:marker-start-width="0.355cm" draw:marker-end-width="0.355cm" draw:fill="none" draw:fill-color="#ffffff" draw:textarea-horizontal-align="justify" draw:textarea-vertical-align="middle" draw:auto-grow-height="false" fo:min-height="0.924cm" fo:min-width="3.54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7cm" svg:height="1.104cm" svg:x="8.012cm" svg:y="4.894cm">
          <text:p text:style-name="P1"><text:span text:style-name="T1">DC OD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07cm" svg:height="1.104cm" svg:x="10.36cm" svg:y="4.894cm">
          <text:p text:style-name="P1"><text:span text:style-name="T1">DC 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1.104cm" svg:x="12.63cm" svg:y="4.894cm">
          <text:p text:style-name="P1"><text:span text:style-name="T1">DC Spreadshe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688cm" svg:height="1.104cm" svg:x="16.152cm" svg:y="4.894cm">
          <text:p text:style-name="P1"><text:span text:style-name="T1">DC GC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688cm" svg:height="1.104cm" svg:x="18.031cm" svg:y="4.894cm">
          <text:p text:style-name="P1"><text:span text:style-name="T1">DC AP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.312cm" svg:height="2.459cm" svg:x="7.764cm" svg:y="3.816cm">
          <text:p/>
          <draw:enhanced-geometry svg:viewBox="0 0 21600 21600" draw:path-stretchpoint-x="10800" draw:path-stretchpoint-y="10800" draw:text-areas="?f3 ?f4 ?f5 ?f6" draw:type="round-rectangle" draw:modifiers="2107.31707317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1.451cm" svg:height="1.341cm" svg:x="8.304cm" svg:y="7.183cm">
          <text:p text:style-name="P1"><text:span text:style-name="T1">Meerkat N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7.082cm" svg:height="1.34cm" svg:x="10.665cm" svg:y="11.472cm">
          <text:p text:style-name="P1"><text:span text:style-name="T1">Meerkat Tunn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2.312cm" svg:height="3.756cm" svg:x="7.764cm" svg:y="6.7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93.743482794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1.64cm" svg:height="1.341cm" svg:x="8.101cm" svg:y="15.969cm">
          <text:p text:style-name="P1"><text:span text:style-name="T2">Meerkat Front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2.312cm" svg:height="3.874cm" svg:x="7.764cm" svg:y="13.8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93.743482794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1.544cm" svg:height="1.34cm" svg:x="8.101cm" svg:y="14.183cm">
          <text:p text:style-name="P1"><text:span text:style-name="T2">Meerkat Abac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618cm" svg:height="1.101cm" draw:transform="skewX (-0.00174532925199433) rotate (1.5707963267949) translate (21.473cm 10.349cm)">
          <text:p text:style-name="P1"><text:span text:style-name="T2">Meerkat Log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5.358cm" svg:height="1.101cm" draw:transform="skewX (-0.00174532925199433) rotate (1.5707963267949) translate (22.934cm 18.197cm)">
          <text:p text:style-name="P1"><text:span text:style-name="T2">Meerkat 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6.001cm" svg:height="3.704cm" draw:transform="skewX (-0.0020943951023932) rotate (1.5707963267949) translate (20.557cm 18.5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93.743482794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637cm" svg:height="1.102cm" draw:transform="skewX (-0.00279252680319093) rotate (1.5707963267949) translate (21.467cm 14.284cm)">
          <text:p text:style-name="P1"><text:span text:style-name="T2">Meerkat B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618cm" svg:height="1.101cm" draw:transform="skewX (-0.00174532925199433) rotate (1.5707963267949) translate (21.477cm 6.441cm)">
          <text:p text:style-name="P1"><text:span text:style-name="T2">Meerkat Sentin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4.53cm" svg:height="1.356cm" svg:x="1.842cm" svg:y="7.309cm">
          <text:p text:style-name="P1"><text:span text:style-name="T1">Meerkat Ances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14.154cm" svg:y1="8.181cm" svg:x2="14.101cm" svg:y2="11.747cm">
          <text:p/>
        </draw:line>
        <draw:line draw:style-name="gr16" draw:text-style-name="P5" draw:layer="layout" svg:x1="11.529cm" svg:y1="5.773cm" svg:x2="11.529cm" svg:y2="7.411cm">
          <text:p/>
        </draw:line>
        <draw:line draw:style-name="gr16" draw:text-style-name="P5" draw:layer="layout" svg:x1="17.129cm" svg:y1="5.771cm" svg:x2="17.129cm" svg:y2="7.409cm">
          <text:p/>
        </draw:line>
        <draw:line draw:style-name="gr16" draw:text-style-name="P5" draw:layer="layout" svg:x1="18.929cm" svg:y1="5.761cm" svg:x2="18.929cm" svg:y2="7.399cm">
          <text:p/>
        </draw:line>
        <draw:line draw:style-name="gr16" draw:text-style-name="P5" draw:layer="layout" svg:x1="14.329cm" svg:y1="5.758cm" svg:x2="14.329cm" svg:y2="7.396cm">
          <text:p/>
        </draw:line>
        <draw:line draw:style-name="gr16" draw:text-style-name="P5" draw:layer="layout" svg:x1="9.129cm" svg:y1="5.77cm" svg:x2="9.129cm" svg:y2="7.408cm">
          <text:p/>
        </draw:line>
        <draw:line draw:style-name="gr16" draw:text-style-name="P5" draw:layer="layout" svg:x1="14.122cm" svg:y1="15.215cm" svg:x2="14.103cm" svg:y2="16.258cm">
          <text:p/>
        </draw:line>
        <draw:line draw:style-name="gr16" draw:text-style-name="P5" draw:layer="layout" svg:x1="8.829cm" svg:y1="7.957cm" svg:x2="6.101cm" svg:y2="7.95cm">
          <text:p/>
        </draw:line>
        <draw:line draw:style-name="gr16" draw:text-style-name="P5" draw:layer="layout" svg:x1="19.335cm" svg:y1="14.816cm" svg:x2="21.154cm" svg:y2="14.801cm">
          <text:p/>
        </draw:line>
        <draw:line draw:style-name="gr16" draw:text-style-name="P5" draw:layer="layout" svg:x1="19.254cm" svg:y1="16.567cm" svg:x2="21.167cm" svg:y2="16.607cm">
          <text:p/>
        </draw:line>
        <draw:line draw:style-name="gr16" draw:text-style-name="P5" draw:layer="layout" svg:x1="19.465cm" svg:y1="7.805cm" svg:x2="21.118cm" svg:y2="7.798cm">
          <text:p/>
        </draw:line>
        <draw:line draw:style-name="gr16" draw:text-style-name="P5" draw:layer="layout" svg:x1="19.824cm" svg:y1="5.495cm" svg:x2="21.118cm" svg:y2="5.497cm">
          <text:p/>
        </draw:line>
        <draw:frame draw:style-name="gr17" draw:text-style-name="P6" draw:layer="layout" svg:width="4.204cm" svg:height="0.802cm" svg:x="8.132cm" svg:y="3.946cm">
          <draw:text-box>
            <text:p><text:span text:style-name="T3">Meerkat Forage</text:span></text:p>
          </draw:text-box>
        </draw:frame>
        <draw:custom-shape draw:style-name="gr18" draw:text-style-name="P4" draw:layer="layout" svg:width="4.231cm" svg:height="1.356cm" svg:x="8.306cm" svg:y="8.828cm">
          <text:p text:style-name="P1"><text:span text:style-name="T1">Meerkat Data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3.637cm" svg:height="1.102cm" draw:transform="skewX (-0.00279252680319093) rotate (1.5707963267949) translate (21.468cm 18.184cm)">
          <text:p text:style-name="P1"><text:span text:style-name="T2">Meerkat GC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5" draw:layer="layout" svg:x1="14.122cm" svg:y1="12.571cm" svg:x2="14.094cm" svg:y2="14.435cm">
          <text:p/>
        </draw:line>
        <draw:line draw:style-name="gr16" draw:text-style-name="P5" draw:layer="layout" svg:x1="9.129cm" svg:y1="7.937cm" svg:x2="9.129cm" svg:y2="9.095cm">
          <text:p/>
        </draw:line>
        <draw:line draw:style-name="gr16" draw:text-style-name="P5" draw:layer="layout" svg:x1="17.491cm" svg:y1="12.208cm" svg:x2="21.086cm" svg:y2="12.1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11:45.566817460</meta:creation-date>
    <dc:date>2017-02-16T10:33:53.029386374</dc:date>
    <meta:editing-duration>PT20M6S</meta:editing-duration>
    <meta:editing-cycles>1</meta:editing-cycles>
    <meta:generator>LibreOffice/5.2.4.2.0$Linux_X86_64 LibreOffice_project/20m0$Build-2</meta:generator>
    <meta:document-statistic meta:object-count="36"/>
  </office:meta>
</office:document-meta>
</file>